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de7ba" officeooo:paragraph-rsid="001de7ba"/>
    </style:style>
    <style:style style:name="P2" style:family="paragraph" style:parent-style-name="Standard">
      <style:text-properties officeooo:rsid="001de7ba" officeooo:paragraph-rsid="0020fd40"/>
    </style:style>
    <style:style style:name="P3" style:family="paragraph" style:parent-style-name="Standard">
      <style:text-properties officeooo:rsid="001de7ba" officeooo:paragraph-rsid="0023e33c"/>
    </style:style>
    <style:style style:name="P4" style:family="paragraph" style:parent-style-name="Standard">
      <style:text-properties fo:language="ru" fo:country="RU" officeooo:rsid="001de7ba" officeooo:paragraph-rsid="001de7ba"/>
    </style:style>
    <style:style style:name="P5" style:family="paragraph" style:parent-style-name="Standard">
      <style:text-properties style:font-name="Liberation Mono" fo:language="ru" fo:country="RU" officeooo:rsid="001de7ba" officeooo:paragraph-rsid="001de7ba"/>
    </style:style>
    <style:style style:name="P6" style:family="paragraph" style:parent-style-name="Standard">
      <style:text-properties officeooo:rsid="0020fd40" officeooo:paragraph-rsid="0020fd40"/>
    </style:style>
    <style:style style:name="P7" style:family="paragraph" style:parent-style-name="Standard">
      <style:text-properties officeooo:rsid="002525ad" officeooo:paragraph-rsid="002525ad"/>
    </style:style>
    <style:style style:name="P8" style:family="paragraph" style:parent-style-name="Standard">
      <style:text-properties officeooo:rsid="00283f93" officeooo:paragraph-rsid="00283f93"/>
    </style:style>
    <style:style style:name="P9" style:family="paragraph" style:parent-style-name="Standard">
      <style:text-properties officeooo:rsid="0029de4f" officeooo:paragraph-rsid="0029de4f"/>
    </style:style>
    <style:style style:name="P10" style:family="paragraph" style:parent-style-name="Standard">
      <style:text-properties officeooo:rsid="0029ff2d" officeooo:paragraph-rsid="0029ff2d"/>
    </style:style>
    <style:style style:name="P11" style:family="paragraph" style:parent-style-name="Standard">
      <style:text-properties officeooo:rsid="002b3344" officeooo:paragraph-rsid="002b3344"/>
    </style:style>
    <style:style style:name="P12" style:family="paragraph" style:parent-style-name="Standard">
      <style:text-properties officeooo:rsid="002c60fc" officeooo:paragraph-rsid="002c60fc"/>
    </style:style>
    <style:style style:name="P13" style:family="paragraph" style:parent-style-name="Standard">
      <style:text-properties officeooo:rsid="002e3b4c" officeooo:paragraph-rsid="002e3b4c"/>
    </style:style>
    <style:style style:name="P14" style:family="paragraph" style:parent-style-name="Standard">
      <style:text-properties officeooo:rsid="002ffaa7" officeooo:paragraph-rsid="002ffaa7"/>
    </style:style>
    <style:style style:name="P15" style:family="paragraph" style:parent-style-name="Standard">
      <style:text-properties officeooo:rsid="002ffaa7" officeooo:paragraph-rsid="003442b2"/>
    </style:style>
    <style:style style:name="P16" style:family="paragraph" style:parent-style-name="Standard">
      <style:text-properties officeooo:rsid="00346e4d" officeooo:paragraph-rsid="00346e4d"/>
    </style:style>
    <style:style style:name="P17" style:family="paragraph" style:parent-style-name="Standard">
      <style:text-properties officeooo:rsid="00362c58" officeooo:paragraph-rsid="00362c58"/>
    </style:style>
    <style:style style:name="P18" style:family="paragraph" style:parent-style-name="Standard">
      <style:text-properties officeooo:rsid="00362c58" officeooo:paragraph-rsid="0037ab51"/>
    </style:style>
    <style:style style:name="P19" style:family="paragraph" style:parent-style-name="Standard">
      <style:text-properties officeooo:rsid="00384e78" officeooo:paragraph-rsid="00384e78"/>
    </style:style>
    <style:style style:name="P20" style:family="paragraph" style:parent-style-name="Standard">
      <style:text-properties fo:font-weight="bold" officeooo:rsid="00384e78" officeooo:paragraph-rsid="00384e78" style:font-weight-asian="bold" style:font-weight-complex="bold"/>
    </style:style>
    <style:style style:name="P21" style:family="paragraph" style:parent-style-name="Standard">
      <style:text-properties officeooo:rsid="001ed10f" officeooo:paragraph-rsid="0020fd40"/>
    </style:style>
    <style:style style:name="P22" style:family="paragraph" style:parent-style-name="Standard">
      <style:text-properties style:text-position="0% 100%" style:font-name="Liberation Serif1" officeooo:rsid="0021ebbb" officeooo:paragraph-rsid="0023e33c"/>
    </style:style>
    <style:style style:name="P23" style:family="paragraph" style:parent-style-name="Standard">
      <style:text-properties style:text-position="0% 100%" style:font-name="Liberation Serif1" officeooo:rsid="0023e33c" officeooo:paragraph-rsid="0023e33c"/>
    </style:style>
    <style:style style:name="P24" style:family="paragraph" style:parent-style-name="Standard">
      <style:text-properties style:text-position="0% 100%" style:font-name="Liberation Serif1" officeooo:rsid="002525ad" officeooo:paragraph-rsid="002525ad"/>
    </style:style>
    <style:style style:name="P25" style:family="paragraph" style:parent-style-name="Standard">
      <style:text-properties style:text-position="0% 100%" style:font-name="Liberation Serif1" officeooo:rsid="00270e51" officeooo:paragraph-rsid="002525ad"/>
    </style:style>
    <style:style style:name="P26" style:family="paragraph" style:parent-style-name="Standard">
      <style:text-properties style:text-position="0% 100%" style:font-name="Liberation Serif1" officeooo:rsid="00283f93" officeooo:paragraph-rsid="00283f93"/>
    </style:style>
    <style:style style:name="P27" style:family="paragraph" style:parent-style-name="Standard">
      <style:text-properties style:text-position="0% 100%" style:font-name="Liberation Serif1" officeooo:rsid="0029de4f" officeooo:paragraph-rsid="00283f93"/>
    </style:style>
    <style:style style:name="P28" style:family="paragraph" style:parent-style-name="Standard">
      <style:text-properties style:text-position="0% 100%" style:font-name="Liberation Serif1" officeooo:rsid="0029ff2d" officeooo:paragraph-rsid="0029de4f"/>
    </style:style>
    <style:style style:name="P29" style:family="paragraph" style:parent-style-name="Standard">
      <style:text-properties style:text-position="0% 100%" style:font-name="Liberation Serif1" officeooo:rsid="002b3344" officeooo:paragraph-rsid="0029ff2d"/>
    </style:style>
    <style:style style:name="P30" style:family="paragraph" style:parent-style-name="Standard">
      <style:text-properties style:text-position="0% 100%" style:font-name="Liberation Serif1" officeooo:rsid="002b3344" officeooo:paragraph-rsid="002b3344"/>
    </style:style>
    <style:style style:name="P31" style:family="paragraph" style:parent-style-name="Standard">
      <style:text-properties style:text-position="0% 100%" style:font-name="Liberation Serif1" officeooo:rsid="002c60fc" officeooo:paragraph-rsid="002b3344"/>
    </style:style>
    <style:style style:name="P32" style:family="paragraph" style:parent-style-name="Standard">
      <style:text-properties style:text-position="0% 100%" style:font-name="Liberation Serif1" officeooo:rsid="002c60fc" officeooo:paragraph-rsid="002c60fc"/>
    </style:style>
    <style:style style:name="P33" style:family="paragraph" style:parent-style-name="Standard">
      <style:text-properties style:text-position="0% 100%" style:font-name="Liberation Serif1" officeooo:rsid="002e3b4c" officeooo:paragraph-rsid="002c60fc"/>
    </style:style>
    <style:style style:name="P34" style:family="paragraph" style:parent-style-name="Standard">
      <style:text-properties style:text-position="0% 100%" style:font-name="Liberation Serif1" officeooo:rsid="002e3b4c" officeooo:paragraph-rsid="002e3b4c"/>
    </style:style>
    <style:style style:name="P35" style:family="paragraph" style:parent-style-name="Standard">
      <style:text-properties style:text-position="0% 100%" style:font-name="Liberation Serif1" officeooo:rsid="00362c58" officeooo:paragraph-rsid="00362c58"/>
    </style:style>
    <style:style style:name="P36" style:family="paragraph" style:parent-style-name="Standard">
      <style:text-properties style:text-position="0% 100%" style:font-name="Liberation Serif1" officeooo:rsid="00362c58" officeooo:paragraph-rsid="0037ab51"/>
    </style:style>
    <style:style style:name="P37" style:family="paragraph" style:parent-style-name="Standard">
      <style:text-properties style:text-position="0% 100%" style:font-name="Liberation Serif1" officeooo:rsid="002ffaa7" officeooo:paragraph-rsid="002e3b4c"/>
    </style:style>
    <style:style style:name="P38" style:family="paragraph" style:parent-style-name="Standard">
      <style:text-properties style:text-position="0% 100%" style:font-name="Liberation Serif1" officeooo:rsid="002ffaa7" officeooo:paragraph-rsid="002ffaa7"/>
    </style:style>
    <style:style style:name="P39" style:family="paragraph" style:parent-style-name="Standard">
      <style:text-properties style:text-position="0% 100%" style:font-name="Liberation Serif1" officeooo:rsid="002ffaa7" officeooo:paragraph-rsid="003442b2"/>
    </style:style>
    <style:style style:name="P40" style:family="paragraph" style:parent-style-name="Standard">
      <style:text-properties style:text-position="0% 100%" style:font-name="Liberation Serif1" officeooo:rsid="0031c265" officeooo:paragraph-rsid="002ffaa7"/>
    </style:style>
    <style:style style:name="P41" style:family="paragraph" style:parent-style-name="Standard">
      <style:text-properties style:text-position="0% 100%" style:font-name="Liberation Serif1" officeooo:rsid="00346e4d" officeooo:paragraph-rsid="00346e4d"/>
    </style:style>
    <style:style style:name="P42" style:family="paragraph" style:parent-style-name="Standard">
      <style:text-properties style:text-position="0% 100%" style:font-name="Liberation Serif1" officeooo:rsid="0037ab51" officeooo:paragraph-rsid="0037ab51"/>
    </style:style>
    <style:style style:name="P43" style:family="paragraph" style:parent-style-name="Standard">
      <style:text-properties style:text-position="0% 100%" style:font-name="Liberation Serif1" fo:font-weight="bold" officeooo:rsid="00384e78" officeooo:paragraph-rsid="00384e78" style:font-weight-asian="bold" style:font-weight-complex="bold"/>
    </style:style>
    <style:style style:name="P44" style:family="paragraph" style:parent-style-name="Standard">
      <style:text-properties style:text-position="0% 100%" style:font-name="Liberation Serif1" officeooo:rsid="002859aa" officeooo:paragraph-rsid="00283f93"/>
    </style:style>
    <style:style style:name="P45" style:family="paragraph" style:parent-style-name="Standard">
      <style:text-properties style:text-position="0% 100%" style:font-name="Liberation Mono" officeooo:rsid="0037ab51" officeooo:paragraph-rsid="0037ab51"/>
    </style:style>
    <style:style style:name="P46" style:family="paragraph" style:parent-style-name="Standard">
      <style:text-properties officeooo:rsid="002525ad" officeooo:paragraph-rsid="002525ad"/>
    </style:style>
    <style:style style:name="P47" style:family="paragraph" style:parent-style-name="Standard">
      <style:text-properties style:font-name="Liberation Mono" officeooo:rsid="003909a8" officeooo:paragraph-rsid="003909a8"/>
    </style:style>
    <style:style style:name="P48" style:family="paragraph" style:parent-style-name="Standard">
      <style:text-properties fo:font-weight="bold" officeooo:rsid="00384e78" officeooo:paragraph-rsid="00384e78" style:font-weight-asian="bold" style:font-weight-complex="bold"/>
    </style:style>
    <style:style style:name="P49" style:family="paragraph" style:parent-style-name="Standard">
      <style:text-properties style:font-name="Liberation Mono" fo:language="ru" fo:country="RU" officeooo:rsid="003a3557" officeooo:paragraph-rsid="003a3557"/>
    </style:style>
    <style:style style:name="T1" style:family="text">
      <style:text-properties officeooo:rsid="001ed10f"/>
    </style:style>
    <style:style style:name="T2" style:family="text">
      <style:text-properties officeooo:rsid="0020729d"/>
    </style:style>
    <style:style style:name="T3" style:family="text">
      <style:text-properties officeooo:rsid="0020fd40"/>
    </style:style>
    <style:style style:name="T4" style:family="text">
      <style:text-properties style:text-position="sub 58%" officeooo:rsid="0021ebbb"/>
    </style:style>
    <style:style style:name="T5" style:family="text">
      <style:text-properties style:text-position="sub 58%" style:font-name="Liberation Serif1" officeooo:rsid="0021ebbb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1ebbb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21ebbb"/>
    </style:style>
    <style:style style:name="T10" style:family="text">
      <style:text-properties style:text-position="0% 100%" style:font-name="Liberation Serif1" officeooo:rsid="0023e33c"/>
    </style:style>
    <style:style style:name="T11" style:family="text">
      <style:text-properties style:text-position="0% 100%" style:font-name="Liberation Serif1" officeooo:rsid="0023e33c" style:font-name-asian="Liberation Serif1" style:font-name-complex="Liberation Serif1"/>
    </style:style>
    <style:style style:name="T12" style:family="text">
      <style:text-properties style:text-position="0% 100%" style:font-name="Liberation Serif1" officeooo:rsid="00270e51"/>
    </style:style>
    <style:style style:name="T13" style:family="text">
      <style:text-properties style:text-position="0% 100%" style:font-name="Liberation Serif1" officeooo:rsid="00283f93"/>
    </style:style>
    <style:style style:name="T14" style:family="text">
      <style:text-properties style:text-position="0% 100%" style:font-name="Liberation Serif1" officeooo:rsid="002859aa"/>
    </style:style>
    <style:style style:name="T15" style:family="text">
      <style:text-properties style:text-position="0% 100%" style:font-name="Liberation Serif1" officeooo:rsid="0028eef1"/>
    </style:style>
    <style:style style:name="T16" style:family="text">
      <style:text-properties style:text-position="0% 100%" style:font-name="Liberation Serif1" officeooo:rsid="0029de4f"/>
    </style:style>
    <style:style style:name="T17" style:family="text">
      <style:text-properties style:text-position="0% 100%" style:font-name="Liberation Serif1" officeooo:rsid="0029ff2d"/>
    </style:style>
    <style:style style:name="T18" style:family="text">
      <style:text-properties style:text-position="0% 100%" style:font-name="Liberation Serif1" officeooo:rsid="002b3344"/>
    </style:style>
    <style:style style:name="T19" style:family="text">
      <style:text-properties style:text-position="0% 100%" style:font-name="Liberation Serif1" officeooo:rsid="002c60fc"/>
    </style:style>
    <style:style style:name="T20" style:family="text">
      <style:text-properties style:text-position="0% 100%" style:font-name="Liberation Serif1" officeooo:rsid="002e3b4c"/>
    </style:style>
    <style:style style:name="T21" style:family="text">
      <style:text-properties style:text-position="0% 100%" style:font-name="Liberation Serif1" officeooo:rsid="002f865a"/>
    </style:style>
    <style:style style:name="T22" style:family="text">
      <style:text-properties style:text-position="0% 100%" style:font-name="Liberation Serif1" officeooo:rsid="002ffaa7"/>
    </style:style>
    <style:style style:name="T23" style:family="text">
      <style:text-properties style:text-position="0% 100%" style:font-name="Liberation Serif1" officeooo:rsid="0031c265"/>
    </style:style>
    <style:style style:name="T24" style:family="text">
      <style:text-properties style:text-position="0% 100%" style:font-name="Liberation Serif1" officeooo:rsid="0033ab05"/>
    </style:style>
    <style:style style:name="T25" style:family="text">
      <style:text-properties style:text-position="0% 100%" style:font-name="Liberation Serif1" officeooo:rsid="003442b2"/>
    </style:style>
    <style:style style:name="T26" style:family="text">
      <style:text-properties style:text-position="0% 100%" style:font-name="Liberation Serif1" officeooo:rsid="00346e4d"/>
    </style:style>
    <style:style style:name="T27" style:family="text">
      <style:text-properties style:text-position="0% 100%" style:font-name="Liberation Serif1" officeooo:rsid="00362c58"/>
    </style:style>
    <style:style style:name="T28" style:family="text">
      <style:text-properties style:text-position="0% 100%" style:font-name="Liberation Serif1" officeooo:rsid="0037ab51"/>
    </style:style>
    <style:style style:name="T29" style:family="text">
      <style:text-properties style:text-position="0% 100%" style:font-name="Liberation Serif1" officeooo:rsid="0038e8e9"/>
    </style:style>
    <style:style style:name="T30" style:family="text">
      <style:text-properties officeooo:rsid="003909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 <text:span text:style-name="T2">В общем случае,</text:span> <text:span text:style-name="T2">я</text:span>зык С не является подмножеством языка С++. Например, код:</text:p>
      <text:p text:style-name="P4"/>
      <text:p text:style-name="P5">void *p = “xyz”;</text:p>
      <text:p text:style-name="P5">p++;</text:p>
      <text:p text:style-name="P5"/>
      <text:p text:style-name="P2"><text:span text:style-name="T2">согласно компиллятора gcc/g++ версии 4.7.2 </text:span>допустим в С, но не допустим в С++<text:span text:style-name="T1">; </text:span></text:p>
      <text:p text:style-name="P2"/>
      <text:p text:style-name="P21">Однако, поставленный вопрос, вообще говоря, не корректный, так как ответ зависит от конкретной версии С (K&amp;R, C89, C99) и версии С++ и типа и версии компиллятора. Имеются и такие комбинации, где С будет подмножеством С++.</text:p>
      <text:p text:style-name="P1"/>
      <text:p text:style-name="P6"><text:span text:style-name="T1">Н</text:span>а примитивном уровне можно сказать, что С, это подмножество С++ (по допустимому коду), однако семантика полученного кода, <text:s/>в любом случае серьезно отличается.</text:p>
      <text:p text:style-name="P1"/>
      <text:p text:style-name="P3">2) <text:span text:style-name="T3">Merge sort, простая сортировка слиянием. Алгоритм следующий — сначала делим массив данных на две равные части или почти равные (для нечетной длины массива) части. Потом рекурсивно вызываем тот же алгоритм по отношению к первой и второй части и производим слияние полученных двух частей, выбирая в результат каждый раз меньшее значение из сливаемых массивов.</text:span></text:p>
      <text:p text:style-name="P3"/>
      <text:p text:style-name="P3"><text:span text:style-name="T3">В результате, на каждом шаге делаем N сравнений, а постоянное дробление на 2 дает log</text:span><text:span text:style-name="T4">2</text:span><text:span text:style-name="T7">(N) рекурсивных вызовов, то есть сложность алгоритма О(N</text:span><text:span text:style-name="T9">∙log</text:span><text:span text:style-name="T5">2</text:span><text:span text:style-name="T9">(N)). </text:span></text:p>
      <text:p text:style-name="P22"/>
      <text:p text:style-name="P3"><text:span text:style-name="T9">Очевидно, этот алгоритм допускает легкое распараллеливание. Достоинство — устойчивость сортировки, гарантированная скорость</text:span><text:span text:style-name="T10">; Недостатки — требуется память 2</text:span><text:span text:style-name="T11">∙</text:span><text:span text:style-name="T10">N</text:span></text:p>
      <text:p text:style-name="P23"/>
      <text:p text:style-name="P7"><text:span text:style-name="T10">3</text:span><text:span text:style-name="T8">) Соответствующие виртуальные методы в классах, выведенных из базового вызываются через Таблицу Виртуальных Методов (Virtual Methods Table — VMT), по ячейке на каждую виртуальную функцию в базовом классе.</text:span></text:p>
      <text:p text:style-name="P7"><text:span text:style-name="T8"/></text:p>
      <text:p text:style-name="P47"><text:span text:style-name="T6">#!/usr/bin/python3.4</text:span></text:p>
      <text:p text:style-name="P47"><text:span text:style-name="T6">import random</text:span></text:p>
      <text:p text:style-name="P47"><text:span text:style-name="T6"/></text:p>
      <text:p text:style-name="P47"><text:span text:style-name="T6">class mergeSort:</text:span></text:p>
      <text:p text:style-name="P47"><text:span text:style-name="T6"/></text:p>
      <text:p text:style-name="P47"><text:span text:style-name="T6"><text:s text:c="4"/>def __init__(self):</text:span></text:p>
      <text:p text:style-name="P47"><text:span text:style-name="T6"><text:s text:c="8"/>return</text:span></text:p>
      <text:p text:style-name="P47"><text:span text:style-name="T6"/></text:p>
      <text:p text:style-name="P47"><text:span text:style-name="T6"><text:s text:c="4"/>def doSort(self,D):</text:span></text:p>
      <text:p text:style-name="P47"><text:span text:style-name="T6"><text:s text:c="8"/>m=len(D)//2</text:span></text:p>
      <text:p text:style-name="P47"><text:span text:style-name="T6"><text:s text:c="8"/>if m==0:</text:span></text:p>
      <text:p text:style-name="P47"><text:span text:style-name="T6"><text:s text:c="12"/>return D</text:span></text:p>
      <text:p text:style-name="P47"><text:span text:style-name="T6"><text:s text:c="8"/>A=self.doSort(D[:m])</text:span></text:p>
      <text:p text:style-name="P47"><text:span text:style-name="T6"><text:s text:c="8"/>B=self.doSort(D[m:])</text:span></text:p>
      <text:p text:style-name="P47"><text:span text:style-name="T6"><text:s text:c="8"/>return self.doMerge(A,B)</text:span></text:p>
      <text:p text:style-name="P47"><text:span text:style-name="T6"/></text:p>
      <text:p text:style-name="P47"><text:span text:style-name="T6"><text:s text:c="4"/>def doMerge(self,A,B):</text:span></text:p>
      <text:p text:style-name="P47"><text:span text:style-name="T6"><text:s text:c="8"/>C=[]</text:span></text:p>
      <text:p text:style-name="P47"><text:span text:style-name="T6"><text:s text:c="8"/>if not len(A):</text:span></text:p>
      <text:p text:style-name="P47"><text:soft-page-break/><text:span text:style-name="T6"><text:s text:c="12"/>C = B</text:span></text:p>
      <text:p text:style-name="P47"><text:span text:style-name="T6"><text:s text:c="8"/>if not len(B):</text:span></text:p>
      <text:p text:style-name="P47"><text:span text:style-name="T6"><text:s text:c="12"/>C = A</text:span></text:p>
      <text:p text:style-name="P47"><text:span text:style-name="T6"><text:s text:c="8"/>if A[-1]&gt;B[-1]:</text:span></text:p>
      <text:p text:style-name="P47"><text:span text:style-name="T6"><text:s text:c="12"/>A,B=B,A</text:span></text:p>
      <text:p text:style-name="P47"><text:span text:style-name="T6"><text:s text:c="8"/>itB=iter(B)</text:span></text:p>
      <text:p text:style-name="P47"><text:span text:style-name="T6"><text:s text:c="8"/>b=next(itB)</text:span></text:p>
      <text:p text:style-name="P47"><text:span text:style-name="T6"><text:s text:c="8"/>for a in A:</text:span></text:p>
      <text:p text:style-name="P47"><text:span text:style-name="T6"><text:s text:c="12"/>while b&lt;a:</text:span></text:p>
      <text:p text:style-name="P47"><text:span text:style-name="T6"><text:s text:c="16"/>C.append(b)</text:span></text:p>
      <text:p text:style-name="P47"><text:span text:style-name="T6"><text:s text:c="16"/>b=next(itB)</text:span></text:p>
      <text:p text:style-name="P47"><text:span text:style-name="T6"><text:s text:c="12"/>C.append(a)</text:span></text:p>
      <text:p text:style-name="P47"><text:span text:style-name="T6"><text:s text:c="8"/>C.append(b)</text:span></text:p>
      <text:p text:style-name="P47"><text:span text:style-name="T6"><text:s text:c="8"/>C.extend(itB)</text:span></text:p>
      <text:p text:style-name="P47"><text:span text:style-name="T6"><text:s text:c="8"/>return C</text:span></text:p>
      <text:p text:style-name="P47"><text:span text:style-name="T6"><text:s text:c="8"/></text:span></text:p>
      <text:p text:style-name="P47"><text:span text:style-name="T6">#### MAIN ####</text:span></text:p>
      <text:p text:style-name="P47"><text:span text:style-name="T6"/></text:p>
      <text:p text:style-name="P47"><text:span text:style-name="T6">S=mergeSort()</text:span></text:p>
      <text:p text:style-name="P47"><text:span text:style-name="T6"/></text:p>
      <text:p text:style-name="P47"><text:span text:style-name="T6">C0=[]</text:span></text:p>
      <text:p text:style-name="P47"><text:span text:style-name="T6">for i in range(20):</text:span></text:p>
      <text:p text:style-name="P47"><text:span text:style-name="T6"><text:s text:c="4"/>C0.append(random.randrange(10000))</text:span></text:p>
      <text:p text:style-name="P47"><text:span text:style-name="T6"/></text:p>
      <text:p text:style-name="P47"><text:span text:style-name="T6">C=S.doSort(C0)</text:span></text:p>
      <text:p text:style-name="P47"><text:span text:style-name="T6"/></text:p>
      <text:p text:style-name="P47"><text:span text:style-name="T6">print("C[]= ",C)</text:span></text:p>
      <text:p text:style-name="P24"/>
      <text:p text:style-name="P7"><text:span text:style-name="T8">4) </text:span><text:span text:style-name="T12">Дву</text:span><text:span text:style-name="T13">х</text:span><text:span text:style-name="T12">стороннюю очеред (dequeu) можно реализовать с помощью односвязанного списка и двух указателей (на начало и конец), однако при этом операция </text:span><text:span text:style-name="T13">удаления последнего элемента </text:span><text:span text:style-name="T12">( </text:span><text:span text:style-name="T13">pop — в</text:span><text:span text:style-name="T12"> термин</text:span><text:span text:style-name="T13">ах</text:span><text:span text:style-name="T12"> Perl — shift, unshif, push, pop) потребует прехождения всего списка </text:span><text:span text:style-name="T13">элементов</text:span><text:span text:style-name="T12"> в прямом направлении.</text:span></text:p>
      <text:p text:style-name="P25"/>
      <text:p text:style-name="P26">Если же для реализации использовать кольцевой массив, то указателей, вообще, будет нужно всего 4. При этом, однако, размер такой очереди будет ограничен размером массива.</text:p>
      <text:p text:style-name="P26"/>
      <text:p text:style-name="P26">Если же использовать для этого динамический массив, то и это ограницение можно снять.</text:p>
      <text:p text:style-name="P26"/>
      <text:p text:style-name="P26">Вывод — реализация двухсторонней очереди в виде связанного списка, как правило, не является оптимальной.</text:p>
      <text:p text:style-name="P25"/>
      <text:p text:style-name="P8"><text:span text:style-name="T12">5</text:span><text:span text:style-name="T8">) </text:span><text:span text:style-name="T16">s</text:span><text:span text:style-name="T15">um может не увеличится (оператор сравнения во втором потоке был выполнен до выполнения оператора b=1 в первом), или увеличится на 3 (если оператор b=1 в первом потоке выполнился до условного оперетора с b==1)</text:span><text:span text:style-name="T16">. Таким образом, вопрос не корректный — единственного ответа нет.</text:span></text:p>
      <text:p text:style-name="P27"/>
      <text:p text:style-name="P9"><text:span text:style-name="T8">6) Самый простой способ — файлы создаются и записывается первой программой в одном каталоге, по завершению записи в них они переносятся первой про</text:span><text:span text:style-name="T17">граммой функцией rename(3) (функционал</text:span><text:span text:style-name="T8"> команд</text:span><text:span text:style-name="T17">ы sh </text:span><text:span text:style-name="T8">mv</text:span><text:span text:style-name="T17">)</text:span><text:span text:style-name="T8"> в другой каталог, где их </text:span><text:span text:style-name="T17">обрабатывает вторая программа, выбирая </text:span><text:soft-page-break/><text:span text:style-name="T17">файлы функцией opendir(3) (функционал команды ls) и стирая или перенося в другой каталог после завершения обработки. Имена файлов, создаваемых первой программой должны быть уникальны). </text:span><text:span text:style-name="T18">Функция rename() в Unix/Linux-е является атомарной. При указанном подходе можно также оставлять файлы в одном каталоге, но изменять имя определенным образом.</text:span></text:p>
      <text:p text:style-name="P28"/>
      <text:p text:style-name="P10"><text:span text:style-name="T8">Можно </text:span><text:span text:style-name="T18">также</text:span><text:span text:style-name="T8">, воспользовать</text:span><text:span text:style-name="T18">ся</text:span><text:span text:style-name="T8"> SystemV </text:span><text:span text:style-name="T18">IPC механизмом message queue, однако при этом следует учитывать недостатки, присущие всей подсистеме SystemV IPC.</text:span></text:p>
      <text:p text:style-name="P29"/>
      <text:p text:style-name="P30">Можно также передавать имена файлов через Unix Sockets. Можно создавать файлы с разрешениями только на запись (при создании), после окончания записи менять разрешения на только для чтения (или просто разрешать чтение).</text:p>
      <text:p text:style-name="P30"/>
      <text:p text:style-name="P11"><text:span text:style-name="T8">7) Эффективнее вариант push</text:span><text:span text:style-name="T19">, так как в этом случае одновременно с установлением соединения от первой ко второй системе, по инициативе первой, будет передаваться файл. Опрашивать каталог на наличие файлов эффективнее в том случае, когда каталог является локальным. В варианте pull будет происходит потенциально бесполезные соединения.</text:span></text:p>
      <text:p text:style-name="P31"/>
      <text:p text:style-name="P32">Однако, если вторая система очень сильно загружена, то вариант pull может стать предпочтительным.</text:p>
      <text:p text:style-name="P32"/>
      <text:p text:style-name="P32">В общем случае — передача сообщения от стороны имеющей новую информацию более эффективна, чем посылка сообщений с запросом статуса от стороны получающей информацию.</text:p>
      <text:p text:style-name="P32"/>
      <text:p text:style-name="P12"><text:span text:style-name="T8">8) Чтобы вычислить максимально точно, нужно сначало найти минимально</text:span><text:span text:style-name="T20">е</text:span><text:span text:style-name="T8"> по абсолютной величине число в массиве (minabs), после чего используя цельночисленную арифметику неограниченной точности (</text:span><text:span text:style-name="T20">например, пакает GNU GMP) масштабировать массив умножением на 1/minabs, далее сложить полученный массив чисел неограниченной точности и получить результат делением на 1/minabs.</text:span></text:p>
      <text:p text:style-name="P33"/>
      <text:p text:style-name="P13"><text:span text:style-name="T8">9) </text:span><text:span text:style-name="T21">DELETE FROM mytable WHERE</text:span></text:p>
      <text:p text:style-name="P17"><text:span text:style-name="T21">н</text:span><text:span text:style-name="T8">ужно посидеть и разобраться </text:span><text:span text:style-name="T29">за mysql как конкретно получится</text:span></text:p>
      <text:p text:style-name="P34"/>
      <text:p text:style-name="P13"><text:span text:style-name="T8">10) </text:span><text:span text:style-name="T22">pipeline</text:span></text:p>
      <text:p text:style-name="P35">Данные прокачиваются через набор фильтров, забирающих подходящие им для обработки сообщения и пропускающие чужие сообщения дальше по цепочке.</text:p>
      <text:p text:style-name="P37"/>
      <text:p text:style-name="P38">11) Утечка памяти, рост объема данных в файле подкачки</text:p>
      <text:p text:style-name="P38"/>
      <text:p text:style-name="P39">12)</text:p>
      <text:p text:style-name="P15"><text:span text:style-name="T8">С,C++, Perl, VHDL, </text:span><text:span text:style-name="T25">Unix </text:span><text:span text:style-name="T23">shell, Tcl</text:span><text:span text:style-name="T26">, Python</text:span><text:span text:style-name="T8"> — </text:span><text:span text:style-name="T26">много пишу и анализирую</text:span></text:p>
      <text:p text:style-name="P15"><text:span text:style-name="T8">Javascript, PHP, </text:span><text:span text:style-name="T23">SQL, </text:span><text:span text:style-name="T25">Verilog, Pascal/Modula, Basic, </text:span><text:span text:style-name="T26">Lua</text:span><text:span text:style-name="T8"> — </text:span><text:span text:style-name="T26">работаю, иногда заглядывая в справочник</text:span></text:p>
      <text:p text:style-name="P14"><text:span text:style-name="T8">M4, XML,Xpath, </text:span><text:span text:style-name="T24">XSLT,</text:span><text:span text:style-name="T8"> GNU </text:span><text:span text:style-name="T23">386/ARM/NIOS</text:span><text:span text:style-name="T8"> ASM, </text:span><text:span text:style-name="T25">Standard </text:span><text:span text:style-name="T23">ML, MATLAB, </text:span><text:span text:style-name="T25">Octave,</text:span><text:span text:style-name="T23"> awk, Visual Basic,</text:span><text:span text:style-name="T24"> Ruby, Lisp, </text:span><text:span text:style-name="T28">Forth</text:span><text:span text:style-name="T8"> — могу использовать, </text:span><text:span text:style-name="T26">какие-то концепции/конструкции не помню, нужен справочник</text:span></text:p>
      <text:p text:style-name="P14"><text:span text:style-name="T25">Prolog,</text:span><text:span text:style-name="T8"> Fortran, Java, </text:span><text:span text:style-name="T23">Go, APL, Vala, </text:span><text:span text:style-name="T24">D, Algol, Haskell, </text:span><text:span text:style-name="T25">Mathematica, Objective C</text:span><text:span text:style-name="T23"> — доводилось исползовать или изучать/играть с</text:span></text:p>
      <text:p text:style-name="P40"/>
      <text:p text:style-name="P16"><text:span text:style-name="T23">1</text:span><text:span text:style-name="T8">3) Fedora 14, Ubuntu 14, \</text:span></text:p>
      <text:p text:style-name="P41"><text:soft-page-break/>gvim, slickedit, phpStorm, Oxygen XML, </text:p>
      <text:p text:style-name="P41">git, gitolite, gitk — ни дня без них</text:p>
      <text:p text:style-name="P41">autotools — да я пишу и правлю сборку на autotools. Многие пакеты имеют там ужасный код. Люблю собирать пакеты и пербирать.</text:p>
      <text:p text:style-name="P41">rpmbuild</text:p>
      <text:p text:style-name="P16"><text:span text:style-name="T8">gdbg, v</text:span><text:span text:style-name="T27">algrind</text:span></text:p>
      <text:p text:style-name="P41"/>
      <text:p text:style-name="P36">14)</text:p>
      <text:p text:style-name="P42">Expert C Programming: Deep C Secrets </text:p>
      <text:p text:style-name="P42">By Peter van der Linden </text:p>
      <text:p text:style-name="P36"/>
      <text:p text:style-name="P36">Gang of 4 Programming Patterns; </text:p>
      <text:p text:style-name="P36"/>
      <text:p text:style-name="P18"><text:span text:style-name="T28">E</text:span><text:span text:style-name="T8">ffective Perl Programming ; Programming Perl </text:span></text:p>
      <text:p text:style-name="P36"/>
      <text:p text:style-name="P42">15)</text:p>
      <text:p text:style-name="P43"># M4:</text:p>
      <text:p text:style-name="P45">AC_INIT([helloworld], [1.0], [vleo@linuxmedialabs.com]) </text:p>
      <text:p text:style-name="P45">AM_INIT_AUTOMAKE([-Wall -Werror foreign nostdinc]) </text:p>
      <text:p text:style-name="P45"/>
      <text:p text:style-name="P45">AC_ARG_ENABLE( </text:p>
      <text:p text:style-name="P45"><text:s text:c="2"/>[debug], </text:p>
      <text:p text:style-name="P45"><text:s text:c="2"/>[ <text:s/>--enable-debug <text:s text:c="2"/>Enbale gdb debugging ], </text:p>
      <text:p text:style-name="P45"><text:s text:c="2"/>[ debug=true </text:p>
      <text:p text:style-name="P45"><text:s text:c="4"/>AC_DEFINE([DEBUG],[Ug],[DebUg mode]) </text:p>
      <text:p text:style-name="P45"><text:s text:c="4"/>AC_SUBST([DEBUGS],[uG],[defined DEBUGS variable in Makefile]) </text:p>
      <text:p text:style-name="P45"># <text:s text:c="3"/>CFLAGS+="-ggdb3 -DDEBUG" </text:p>
      <text:p text:style-name="P45"><text:s text:c="4"/>], </text:p>
      <text:p text:style-name="P45"><text:s text:c="2"/>[debug=false]) </text:p>
      <text:p text:style-name="P45"/>
      <text:p text:style-name="P45">AC_DEFINE_UNQUOTED([PREFIX],"$prefix",[install path (--prefix)]) </text:p>
      <text:p text:style-name="P45"/>
      <text:p text:style-name="P45">AC_PROG_CC </text:p>
      <text:p text:style-name="P45">AC_PROG_LIBTOOL </text:p>
      <text:p text:style-name="P45"/>
      <text:p text:style-name="P45">AC_CONFIG_MACRO_DIR([m4]) </text:p>
      <text:p text:style-name="P45">AC_CONFIG_HEADERS([config.h]) </text:p>
      <text:p text:style-name="P45">AC_CONFIG_FILES([Makefile]) </text:p>
      <text:p text:style-name="P45"/>
      <text:p text:style-name="P45">AC_CONFIG_SUBDIRS(hwA) </text:p>
      <text:p text:style-name="P45"/>
      <text:p text:style-name="P45">AC_OUTPUT </text:p>
      <text:p text:style-name="P44"/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oft-page-break/><text:span text:style-name="T14"># </text:span><text:span text:style-name="T8">TCL/TK:</text:span></text:p>
      <text:p text:style-name="P19">#!/bigscratch/newscratch/opt/altera/13.1/quartus/bin/quartus_stp -t </text:p>
      <text:p text:style-name="P19"/>
      <text:p text:style-name="P19"/>
      <text:p text:style-name="P19">#constants </text:p>
      <text:p text:style-name="P19">namespace eval const { </text:p>
      <text:p text:style-name="P19">set US_PER_TICK 20E-3 </text:p>
      <text:p text:style-name="P19">} </text:p>
      <text:p text:style-name="P19"/>
      <text:p text:style-name="P19"># hardware adapter and JTAG chain device detection </text:p>
      <text:p text:style-name="P19">foreach hardware_name [get_hardware_names] { </text:p>
      <text:p text:style-name="P19"><text:s text:c="2"/>if { [string match "USB-Blaster*" $hardware_name] } { </text:p>
      <text:p text:style-name="P19"><text:s text:c="4"/>set usbblaster_name $hardware_name </text:p>
      <text:p text:style-name="P19"><text:s text:c="2"/>} else { </text:p>
      <text:p text:style-name="P19"><text:s text:c="4"/>puts "HW: $hardware_name" </text:p>
      <text:p text:style-name="P19"><text:tab/>} </text:p>
      <text:p text:style-name="P19">} </text:p>
      <text:p text:style-name="P19"/>
      <text:p text:style-name="P19">foreach device_name [get_device_names -hardware_name $usbblaster_name] { </text:p>
      <text:p text:style-name="P19"><text:s text:c="2"/>if { [string match "@1*" $device_name] } { </text:p>
      <text:p text:style-name="P19"><text:s text:c="4"/>set test_device $device_name </text:p>
      <text:p text:style-name="P19"><text:s text:c="2"/>} else { </text:p>
      <text:p text:style-name="P19"><text:s text:c="4"/>puts "DEV: $device_name" </text:p>
      <text:p text:style-name="P19"><text:tab/>} </text:p>
      <text:p text:style-name="P19">} </text:p>
      <text:p text:style-name="P19">puts "\nSelected adapter and device:\n$usbblaster_name / $test_device\n"; </text:p>
      <text:p text:style-name="P19"/>
      <text:p text:style-name="P19">set probe_instances [get_insystem_source_probe_instance_info -hardware_name $usbblaster_name -device_name $test_device] </text:p>
      <text:p text:style-name="P19"/>
      <text:p text:style-name="P19">start_insystem_source_probe -hardware_name $usbblaster_name -device_name $test_device </text:p>
      <text:p text:style-name="P19"/>
      <text:p text:style-name="P19">########################## </text:p>
      <text:p text:style-name="P19"/>
      <text:p text:style-name="P19">proc show_instances {probe_instances} { </text:p>
      <text:p text:style-name="P19"><text:tab/>set inst_no 0 </text:p>
      <text:p text:style-name="P19"><text:tab/>foreach instance $probe_instances { </text:p>
      <text:p text:style-name="P19"><text:tab/><text:tab/>puts -nonewline "$inst_no: {$instance} " </text:p>
      <text:p text:style-name="P19"><text:s text:c="4"/>if { [lindex $instance 1] &gt; 0 } { </text:p>
      <text:p text:style-name="P19"><text:tab/><text:tab/> <text:s/>set data [read_source_data -instance_index [lindex $instance 0]] </text:p>
      <text:p text:style-name="P19"><text:tab/><text:tab/> <text:s/>set time_in_ticks [expr 0b$data] </text:p>
      <text:p text:style-name="P19"><text:tab/><text:tab/> <text:s/>set time_us [expr $time_in_ticks*$const::US_PER_TICK] </text:p>
      <text:p text:style-name="P19"><text:tab/><text:tab/> <text:s/>puts [format "%6.1f ms" $time_us] </text:p>
      <text:p text:style-name="P19"><text:s text:c="4"/>} else { </text:p>
      <text:p text:style-name="P19"><text:tab/><text:tab/> <text:s/>set data [read_probe_data -instance_index [lindex $instance 0]] </text:p>
      <text:p text:style-name="P19"><text:s text:c="6"/>set dADC [expr 0b$data] </text:p>
      <text:p text:style-name="P19"><text:tab/><text:tab/> <text:s/>puts [format "%6d %s" $dADC $data] </text:p>
      <text:p text:style-name="P19"><text:s text:c="4"/>} </text:p>
      <text:p text:style-name="P19"><text:tab/><text:tab/>incr inst_no </text:p>
      <text:p text:style-name="P19"><text:soft-page-break/><text:tab/>} </text:p>
      <text:p text:style-name="P19">} </text:p>
      <text:p text:style-name="P19"/>
      <text:p text:style-name="P19">proc read_set_instance {inst_no probe_instances} { </text:p>
      <text:p text:style-name="P19"><text:s text:c="2"/>set instance [lindex $probe_instances $inst_no] </text:p>
      <text:p text:style-name="P19"><text:s text:c="2"/>set data [read_source_data -instance_index [lindex $instance 0]] </text:p>
      <text:p text:style-name="P19"><text:s text:c="2"/>set time_in_ticks [expr 0b$data] </text:p>
      <text:p text:style-name="P19"><text:s text:c="2"/>set time_us [expr $time_in_ticks*$const::US_PER_TICK] </text:p>
      <text:p text:style-name="P19"/>
      <text:p text:style-name="P19">#puts [format "%s %d %6.1fus" $data $time_in_ticks $time_us] </text:p>
      <text:p text:style-name="P19"/>
      <text:p text:style-name="P19"><text:s text:c="2"/>puts -nonewline "Old time interval was $time_us us - enter new interval \[us\]: " </text:p>
      <text:p text:style-name="P19"><text:s text:c="2"/>gets stdin new_time_us </text:p>
      <text:p text:style-name="P19"><text:s text:c="2"/>if { [string length $new_time_us] &gt; 0} { </text:p>
      <text:p text:style-name="P19"><text:s text:c="4"/>set new_time_interval [format %x [expr round($new_time_us / $const::US_PER_TICK)]] </text:p>
      <text:p text:style-name="P19"><text:s text:c="4"/>puts "Setting new interval \[ticks\] for [lindex $instance 3]: 0x$new_time_interval" </text:p>
      <text:p text:style-name="P19"><text:s text:c="4"/>write_source_data -instance_index [lindex $instance 0] -value $new_time_interval -value_in_hex </text:p>
      <text:p text:style-name="P19"><text:s text:c="2"/>} </text:p>
      <text:p text:style-name="P19">} </text:p>
      <text:p text:style-name="P19"/>
      <text:p text:style-name="P19">######## MAIN ############ </text:p>
      <text:p text:style-name="P19"># </text:p>
      <text:p text:style-name="P19">show_instances $probe_instances </text:p>
      <text:p text:style-name="P19"/>
      <text:p text:style-name="P19">while { true } { </text:p>
      <text:p text:style-name="P19"><text:s text:c="2"/>puts -nonewline "Enter instance number to set (q-exit, CR-&gt;show all): " </text:p>
      <text:p text:style-name="P19"><text:s text:c="2"/>gets stdin inst_no </text:p>
      <text:p text:style-name="P19"><text:s text:c="2"/>if { [string length $inst_no] &gt; 0 } { </text:p>
      <text:p text:style-name="P19"><text:tab/> <text:s/>if { [string equal $inst_no "q"] } { </text:p>
      <text:p text:style-name="P19"><text:tab/> <text:s text:c="5"/>break </text:p>
      <text:p text:style-name="P19"><text:tab/><text:tab/>} else { </text:p>
      <text:p text:style-name="P19"><text:s text:c="6"/>read_set_instance $inst_no $probe_instances </text:p>
      <text:p text:style-name="P19"><text:tab/><text:tab/>} </text:p>
      <text:p text:style-name="P19"><text:s text:c="2"/>} else { </text:p>
      <text:p text:style-name="P19"><text:tab/><text:tab/> <text:s/>show_instances $probe_instances </text:p>
      <text:p text:style-name="P19"><text:tab/>} </text:p>
      <text:p text:style-name="P19">} </text:p>
      <text:p text:style-name="P19"/>
      <text:p text:style-name="P19"/>
      <text:p text:style-name="P19">end_insystem_source_probe </text:p>
      <text:p text:style-name="P19"/>
      <text:p text:style-name="P49">// C</text:p>
      <text:p text:style-name="P49">/****************************************************************************</text:p>
      <text:p text:style-name="P49">* Linux Media Labs LLC video capture board (LML33) Linux module/driver <text:s text:c="5"/>*</text:p>
      <text:p text:style-name="P49">* LinVS <text:s text:c="68"/>*</text:p>
      <text:p text:style-name="P49"><text:soft-page-break/>*****************************************************************************</text:p>
      <text:p text:style-name="P49">* (C) Copyright 1998,1999,2000 by Vassili Leonov &lt;vleo@linuxmedialabs.com&gt; <text:s/>*</text:p>
      <text:p text:style-name="P49">* (C) Copyright 1998 <text:s text:c="10"/>by Matt Gundry <text:s text:c="30"/>*</text:p>
      <text:p text:style-name="P49">* (C) Copyright 1997 <text:s text:c="10"/>by Kenneth Cameron <text:s text:c="26"/>*</text:p>
      <text:p text:style-name="P49">* (C) Copyright 1999 <text:s text:c="10"/>by Mike Montemerlo &lt;mmde@cs.cmu.edu&gt; <text:s text:c="8"/>*</text:p>
      <text:p text:style-name="P49">* (C) Copyright 2000 <text:s text:c="10"/>by Douglas M Benson &lt;doug@inovis.com&gt; <text:s text:c="7"/>*</text:p>
      <text:p text:style-name="P49">* (C) Copyright 2000 <text:s text:c="10"/>by Armin L Schneider &lt;schneider@isl.tm.fr&gt; <text:s text:c="2"/>*</text:p>
      <text:p text:style-name="P49">* (C) Copyright 2000 <text:s text:c="10"/>by Steve Rossi &lt;srossi@ccrl.mot.com&gt; <text:s text:c="8"/>*</text:p>
      <text:p text:style-name="P49">*****************************************************************************</text:p>
      <text:p text:style-name="P49">* $Id: main.c,v 1.10 2002/11/06 08:56:13 vleo Exp $</text:p>
      <text:p text:style-name="P49">*****************************************************************************</text:p>
      <text:p text:style-name="P49">* </text:p>
      <text:p text:style-name="P49">*****************************************************************************</text:p>
      <text:p text:style-name="P49">This program is free software; you can redistribute it and/or</text:p>
      <text:p text:style-name="P49">modify it under the terms of the GNU General Public License</text:p>
      <text:p text:style-name="P49">as published by the Free Software Foundation; either version 2</text:p>
      <text:p text:style-name="P49">of the License, or (at your option) any later version.</text:p>
      <text:p text:style-name="P49"/>
      <text:p text:style-name="P49">This program is distributed in the hope that it will be useful,</text:p>
      <text:p text:style-name="P49">but WITHOUT ANY WARRANTY; without even the implied warranty of</text:p>
      <text:p text:style-name="P49">MERCHANTABILITY or FITNESS FOR A PARTICULAR PURPOSE. <text:s/>See the</text:p>
      <text:p text:style-name="P49">GNU General Public License for more details.</text:p>
      <text:p text:style-name="P49"/>
      <text:p text:style-name="P49">You should have received a copy of the GNU General Public License</text:p>
      <text:p text:style-name="P49">along with this program; if not, write to the Free Software</text:p>
      <text:p text:style-name="P49">Foundation, Inc., 59 Temple Place - Suite 330, Boston, MA <text:s/>02111-1307, USA.</text:p>
      <text:p text:style-name="P49">*****************************************************************************/</text:p>
      <text:p text:style-name="P49"/>
      <text:p text:style-name="P49">#include "main.h"</text:p>
      <text:p text:style-name="P49"/>
      <text:p text:style-name="P49">char kernel_version [] = UTS_RELEASE;</text:p>
      <text:p text:style-name="P49"/>
      <text:p text:style-name="P49">// Check if the OS version is available </text:p>
      <text:p text:style-name="P49">// v2.2.0 is represented as value 0x020200</text:p>
      <text:p text:style-name="P49">int LinuxVersionCode=LINUX_VERSION_CODE;</text:p>
      <text:p text:style-name="P49"/>
      <text:p text:style-name="P49"><text:soft-page-break/></text:p>
      <text:p text:style-name="P49">MODULE_AUTHOR("Linux Media Labs");</text:p>
      <text:p text:style-name="P49">MODULE_DESCRIPTION("LML33 Driver");</text:p>
      <text:p text:style-name="P49">#ifdef MODULE_LICENSE</text:p>
      <text:p text:style-name="P49">MODULE_LICENSE("GPL");</text:p>
      <text:p text:style-name="P49">#endif</text:p>
      <text:p text:style-name="P49"/>
      <text:p text:style-name="P49"/>
      <text:p text:style-name="P49">// Global variables that are command liine parameters</text:p>
      <text:p text:style-name="P49">//##########################################################################//</text:p>
      <text:p text:style-name="P49">// NOTES:</text:p>
      <text:p text:style-name="P49">// <text:s/>The board needs RAM to transfer compressed jpeg to/from, or to transfer</text:p>
      <text:p text:style-name="P49">// <text:s/>uncompressed image to using PCI bus mastering, which corresponds to </text:p>
      <text:p text:style-name="P49">// <text:s/>DMA operation. Therefore this memory is called further on "DMA RAM"</text:p>
      <text:p text:style-name="P49">//##########################################################################//</text:p>
      <text:p text:style-name="P49"/>
      <text:p text:style-name="P49">MODULE_PARM(lml33MemTop, "i");</text:p>
      <text:p text:style-name="P49">MODULE_PARM(lml33MemBottom, "i");</text:p>
      <text:p text:style-name="P49">MODULE_PARM(mjpgMajor, "i");</text:p>
      <text:p text:style-name="P49">MODULE_PARM(lml33BusDmaRam, "i");</text:p>
      <text:p text:style-name="P49">MODULE_PARM(lml33DmaRamSize, "i");</text:p>
      <text:p text:style-name="P49">MODULE_PARM(lml33CodecRamPerBoard, "i");</text:p>
      <text:p text:style-name="P49">MODULE_PARM(lml33VideoRamPerBoard, "i");</text:p>
      <text:p text:style-name="P49">MODULE_PARM(lml33VideoBufferRingSize, "i");</text:p>
      <text:p text:style-name="P49">MODULE_PARM(screen_width, "i");</text:p>
      <text:p text:style-name="P49">MODULE_PARM(screen_height, "i");</text:p>
      <text:p text:style-name="P49">MODULE_PARM(vmem_base, "i");</text:p>
      <text:p text:style-name="P49">MODULE_PARM(bitrate, "i");</text:p>
      <text:p text:style-name="P49">MODULE_PARM(video_stream, "i");</text:p>
      <text:p text:style-name="P49">MODULE_PARM(video_overlay, "i");</text:p>
      <text:p text:style-name="P49">MODULE_PARM(video_input, "i");</text:p>
      <text:p text:style-name="P49">MODULE_PARM(video_output, "i");</text:p>
      <text:p text:style-name="P49">MODULE_PARM(color_encoding, "i");</text:p>
      <text:p text:style-name="P49">MODULE_PARM(time_decimation, "i");</text:p>
      <text:p text:style-name="P49">MODULE_PARM(enableDebugOut, "i");</text:p>
      <text:p text:style-name="P49">MODULE_PARM(raw_pixel_format, "i");</text:p>
      <text:p text:style-name="P49">MODULE_PARM(vert_shift, "i");</text:p>
      <text:p text:style-name="P49"/>
      <text:p text:style-name="P49"/>
      <text:p text:style-name="P49">// CodeData Allocation variables</text:p>
      <text:p text:style-name="P49">// Pointer to the memory immediately after high RAM area</text:p>
      <text:p text:style-name="P49">dword lml33MemTop;</text:p>
      <text:p text:style-name="P49">// Pointer to available high_memory area</text:p>
      <text:p text:style-name="P49">dword lml33MemBottom;</text:p>
      <text:p text:style-name="P49"><text:soft-page-break/></text:p>
      <text:p text:style-name="P49">//############## DRIVER GLOBAL VARIABLES ###################################//</text:p>
      <text:p text:style-name="P49">// Major device driver number</text:p>
      <text:p text:style-name="P49">// <text:s text:c="2"/>Can be set/overridden from the 'insmod' command line i.e:</text:p>
      <text:p text:style-name="P49">// <text:s text:c="2"/>insmod lml33 mjpgMajor=63</text:p>
      <text:p text:style-name="P49">int mjpgMajor = MJPG_MAJOR;</text:p>
      <text:p text:style-name="P49"/>
      <text:p text:style-name="P49">// FIXME: maybe should use dynamic major driver allocation (per Rubini)?</text:p>
      <text:p text:style-name="P49">// Free RAM to use as a DMA buffer - at the top of memory</text:p>
      <text:p text:style-name="P49">// 0 means determine from the high_memory kernel variable</text:p>
      <text:p text:style-name="P49">// bus address</text:p>
      <text:p text:style-name="P49">dword lml33BusDmaRam = 0;</text:p>
      <text:p text:style-name="P49"/>
      <text:p text:style-name="P49">// Size of the Free RAM for DMA area - default is 1M</text:p>
      <text:p text:style-name="P49">// FIXME: How can it be determined automatically? </text:p>
      <text:p text:style-name="P49">// dword lml33DmaRamSize = 0x100000;</text:p>
      <text:p text:style-name="P49">dword lml33DmaRamSize = 0;</text:p>
      <text:p text:style-name="P49"/>
      <text:p text:style-name="P49">// Size of four LML33 buffer + header (516K) + RAW video capture buffer (1220Kb)</text:p>
      <text:p text:style-name="P49">// (worst case RGB24, PAL 720*576)</text:p>
      <text:p text:style-name="P49">// a total of 2 Mb per board installed</text:p>
      <text:p text:style-name="P49">dword lml33CodecRamPerBoard = 0x81000;</text:p>
      <text:p text:style-name="P49">dword lml33VideoRamPerBoard = 0x131000;</text:p>
      <text:p text:style-name="P49"/>
      <text:p text:style-name="P49">// Buffer Ring control parameters</text:p>
      <text:p text:style-name="P49">int lml33VideoBufferRingSize = 4;</text:p>
      <text:p text:style-name="P49"/>
      <text:p text:style-name="P49">// Driver video mode configuration variables default values</text:p>
      <text:p text:style-name="P49"/>
      <text:p text:style-name="P49">int screen_width = 1024; <text:s text:c="13"/>/* MSM */</text:p>
      <text:p text:style-name="P49">int screen_height = 768; <text:s text:c="12"/>/* MSM */</text:p>
      <text:p text:style-name="P49">dword vmem_base = 0x0; <text:s text:c="7"/>/* MSM */ </text:p>
      <text:p text:style-name="P49">// vmem_base == 0 means NO VIDEO OVERLAY SUPPORT</text:p>
      <text:p text:style-name="P49">int bitrate = 160000; <text:s text:c="14"/>/* MSM */</text:p>
      <text:p text:style-name="P49"/>
      <text:p text:style-name="P49">/* 1 =&gt; D1, 3 =&gt; CIF */</text:p>
      <text:p text:style-name="P49">int video_stream = 3; </text:p>
      <text:p text:style-name="P49">int video_overlay = 3; </text:p>
      <text:p text:style-name="P49">int video_input = 1; /* 1 - composite, 2 - S-Video */</text:p>
      <text:p text:style-name="P49">int video_output = 1; /* 1 - composite, 2 - S-Video */</text:p>
      <text:p text:style-name="P49">int color_encoding = 1; /* 1 - NTSC, 2 - PAL */</text:p>
      <text:p text:style-name="P49">int time_decimation = 2; /* any integer less then 256; fps = 60 / time_decimation</text:p>
      <text:p text:style-name="P49"><text:s text:c="27"/>1 - 60 fps, 2 - 30 fps, 3 - 20 fps, 4 - 15 fps etc. */</text:p>
      <text:p text:style-name="P49"/>
      <text:p text:style-name="P49"><text:soft-page-break/>int enableDebugOut = 0;</text:p>
      <text:p text:style-name="P49">int raw_pixel_format = 4;</text:p>
      <text:p text:style-name="P49"/>
      <text:p text:style-name="P49">int vert_shift = 0;</text:p>
      <text:p text:style-name="P49"/>
      <text:p text:style-name="P49"/>
      <text:p text:style-name="P49">//****************************************************************************</text:p>
      <text:p text:style-name="P49"/>
      <text:p text:style-name="P49">// instance of driver object</text:p>
      <text:p text:style-name="P49">// located in module memory</text:p>
      <text:p text:style-name="P49">MjpgDrv mjpgDrv;</text:p>
      <text:p text:style-name="P49"/>
      <text:p text:style-name="P49">// Remapped high-memory buffer (for all cards)</text:p>
      <text:p text:style-name="P49">void* lml33DmaRam;</text:p>
      <text:p text:style-name="P49"/>
      <text:p text:style-name="P49">int init_module(void) <text:s text:c="5"/></text:p>
      <text:p text:style-name="P49">{ </text:p>
      <text:p text:style-name="P49"><text:s text:c="2"/>byte* memPtr; // For DMA RAM verification</text:p>
      <text:p text:style-name="P49"><text:s text:c="2"/>dword lml33RamPerBoard;</text:p>
      <text:p text:style-name="P49"/>
      <text:p text:style-name="P49"><text:s text:c="2"/>prInfo(0x37,"Installing Motion JPEG driver v" MJPG_VERSION "\n"); </text:p>
      <text:p text:style-name="P49"><text:s text:c="2"/>prInfo(0x38,"Using Major device driver No %d\n",mjpgMajor); </text:p>
      <text:p text:style-name="P49"/>
      <text:p text:style-name="P49"><text:s text:c="2"/>//#################### DMA RAM allocation ######################</text:p>
      <text:p text:style-name="P49"/>
      <text:p text:style-name="P49"><text:s text:c="2"/>lml33RamPerBoard= lml33CodecRamPerBoard + lml33VideoRamPerBoard;</text:p>
      <text:p text:style-name="P49"/>
      <text:p text:style-name="P49"><text:s text:c="2"/>//Default DMA buffer address to high memory, if it's not already set</text:p>
      <text:p text:style-name="P49"><text:s text:c="2"/>//from the load command, like for example</text:p>
      <text:p text:style-name="P49"><text:s text:c="2"/>// <text:s/>insmod lml33 lml33BusDmaRam=0x1F00000</text:p>
      <text:p text:style-name="P49"><text:s text:c="2"/>if (lml33BusDmaRam==0)</text:p>
      <text:p text:style-name="P49"><text:s text:c="4"/>lml33BusDmaRam=(dword)virt_to_bus((void*)high_memory);</text:p>
      <text:p text:style-name="P49"/>
      <text:p text:style-name="P49"><text:s text:c="2"/>// Get virtual memory access to DMA memory buffer</text:p>
      <text:p text:style-name="P49"><text:s text:c="2"/>lml33DmaRam = ioremap(lml33BusDmaRam,MAX_CARD*lml33RamPerBoard);</text:p>
      <text:p text:style-name="P49"/>
      <text:p text:style-name="P49"><text:s text:c="2"/>if ( lml33DmaRam == NULL)</text:p>
      <text:p text:style-name="P49"><text:s text:c="2"/>{</text:p>
      <text:p text:style-name="P49"><text:s text:c="4"/>prInfo(0x39,"can't map physical memory at 0x%08lx of 0x%08lx bytes\n",</text:p>
      <text:p text:style-name="P49"><text:s text:c="11"/>lml33BusDmaRam,lml33DmaRamSize);</text:p>
      <text:p text:style-name="P49"><text:s text:c="4"/>goto exitWithError;</text:p>
      <text:p text:style-name="P49"><text:s text:c="2"/>}</text:p>
      <text:p text:style-name="P49"><text:s text:c="2"/></text:p>
      <text:p text:style-name="P49"><text:s text:c="2"/>// DMA RAM pointers for per board allocation process, virtual addreses</text:p>
      <text:p text:style-name="P49"><text:s text:c="2"/>lml33MemBottom=(dword)lml33DmaRam;</text:p>
      <text:p text:style-name="P49"><text:soft-page-break/></text:p>
      <text:p text:style-name="P49"><text:s text:c="2"/>// if lml33DmaRamSize is 0, we're trying to size it by filling RAM with predefined</text:p>
      <text:p text:style-name="P49"><text:s text:c="2"/>// pattern and checking every PAGE_SIZE that it's writable, till we hit the end of RAM</text:p>
      <text:p text:style-name="P49"><text:s text:c="2"/>if (lml33DmaRamSize == 0)</text:p>
      <text:p text:style-name="P49"><text:s text:c="2"/>{</text:p>
      <text:p text:style-name="P49"><text:s text:c="4"/>lml33MemTop = lml33MemBottom;</text:p>
      <text:p text:style-name="P49"><text:s text:c="4"/>prInfo(0x3a,"Preparing to autodetect top RAM buffer size...\n"); </text:p>
      <text:p text:style-name="P49"><text:s text:c="4"/>prDebug(0x3b,"lml33MemBottom = %lx high_memory = %lx\n",lml33MemBottom,(dword)high_memory); </text:p>
      <text:p text:style-name="P49"><text:s text:c="4"/>while(lml33MemTop - lml33MemBottom &lt; MAX_CARD*lml33RamPerBoard)</text:p>
      <text:p text:style-name="P49"><text:s text:c="4"/>{</text:p>
      <text:p text:style-name="P49"><text:s text:c="6"/>memset((char*)lml33MemTop,0xAA,PAGE_SIZE);</text:p>
      <text:p text:style-name="P49"><text:s text:c="6"/>if (*(const unsigned char*)(lml33MemTop+PAGE_SIZE-1) != 0xAA)</text:p>
      <text:p text:style-name="P49"><text:s text:c="10"/>break;</text:p>
      <text:p text:style-name="P49"><text:s text:c="6"/>memset((char*)lml33MemTop,0x55,PAGE_SIZE);</text:p>
      <text:p text:style-name="P49"><text:s text:c="6"/>if (*(const unsigned char*)(lml33MemTop+PAGE_SIZE-1) != 0x55)</text:p>
      <text:p text:style-name="P49"><text:s text:c="10"/>break;</text:p>
      <text:p text:style-name="P49"><text:s text:c="6"/>lml33MemTop += PAGE_SIZE;</text:p>
      <text:p text:style-name="P49"><text:s text:c="4"/>}</text:p>
      <text:p text:style-name="P49"><text:s text:c="4"/>lml33DmaRamSize = lml33MemTop - lml33MemBottom;</text:p>
      <text:p text:style-name="P49"><text:s text:c="4"/>prInfo(0x3c,"lml33DmaRamSize = %lx <text:s/>== %ld.%ld Mb\n",lml33DmaRamSize, lml33DmaRamSize / MB, 10*(lml33DmaRamSize % MB)/MB); </text:p>
      <text:p text:style-name="P49"><text:s text:c="2"/>}</text:p>
      <text:p text:style-name="P49"/>
      <text:p text:style-name="P49"><text:s text:c="2"/>// if no DmaRam available - abort</text:p>
      <text:p text:style-name="P49"><text:s text:c="2"/>if(lml33DmaRamSize == 0)</text:p>
      <text:p text:style-name="P49"><text:s text:c="2"/>{</text:p>
      <text:p text:style-name="P49"><text:s text:c="4"/>prInfo(0x3d,"No free RAM found - need to add 'append \"mem=%ldMb\"' to /etc/lilo.conf",</text:p>
      <text:p text:style-name="P49"><text:s text:c="11"/>(lml33BusDmaRam - lml33RamPerBoard) / MB);</text:p>
      <text:p text:style-name="P49"><text:s text:c="4"/>goto exitUnmapDmaRam;</text:p>
      <text:p text:style-name="P49"><text:s text:c="2"/>}</text:p>
      <text:p text:style-name="P49"><text:s text:c="2"/></text:p>
      <text:p text:style-name="P49"><text:s text:c="2"/>// DMA RAM pointers for per board allocation process, virtual addreses</text:p>
      <text:p text:style-name="P49"><text:s text:c="2"/>lml33MemTop=(dword)lml33DmaRam+lml33DmaRamSize;</text:p>
      <text:p text:style-name="P49"/>
      <text:p text:style-name="P49"><text:s text:c="2"/>// Set it to some predefined pattern, so we can check if it's real RAM</text:p>
      <text:p text:style-name="P49"><text:s text:c="2"/>memset((void*)lml33DmaRam,0xAA,lml33DmaRamSize);</text:p>
      <text:p text:style-name="P49"><text:s text:c="2"/>// Verify it to be set to 0xAA</text:p>
      <text:p text:style-name="P49"><text:s text:c="2"/>memPtr = (byte*) lml33DmaRam;</text:p>
      <text:p text:style-name="P49"><text:s text:c="2"/>while ((dword)memPtr&lt;lml33MemBottom)</text:p>
      <text:p text:style-name="P49"><text:s text:c="2"/>{</text:p>
      <text:p text:style-name="P49"><text:s text:c="4"/>if (*memPtr != 0xAA)</text:p>
      <text:p text:style-name="P49"><text:s text:c="4"/>{</text:p>
      <text:p text:style-name="P49"><text:soft-page-break/><text:s text:c="6"/>prInfo(0x3e,"physical memory at %lx not writable\n",VIRT_TO_LML33BUS(memPtr));</text:p>
      <text:p text:style-name="P49"><text:s text:c="6"/>goto exitUnmapDmaRam;</text:p>
      <text:p text:style-name="P49"><text:s text:c="4"/>}</text:p>
      <text:p text:style-name="P49"><text:s text:c="4"/>memPtr++;</text:p>
      <text:p text:style-name="P49"><text:s text:c="2"/>}</text:p>
      <text:p text:style-name="P49"/>
      <text:p text:style-name="P49"><text:s text:c="2"/>//#### define initial video mode, it's used by MjpgDrv_ctor/LML33Board_ctor</text:p>
      <text:p text:style-name="P49"/>
      <text:p text:style-name="P49"><text:s text:c="2"/>// Set values in the initial video mode ( FIXME: shall be alterable by ioctls)</text:p>
      <text:p text:style-name="P49"><text:s text:c="2"/>DEFAULT_VIDEO_MODE.videoStream = video_stream;</text:p>
      <text:p text:style-name="P49"><text:s text:c="2"/>DEFAULT_VIDEO_MODE.videoOverlay = video_overlay;</text:p>
      <text:p text:style-name="P49"><text:s text:c="2"/>DEFAULT_VIDEO_MODE.inputSource = video_input;</text:p>
      <text:p text:style-name="P49"><text:s text:c="2"/>DEFAULT_VIDEO_MODE.outputDestination = video_output;</text:p>
      <text:p text:style-name="P49"><text:s text:c="2"/>DEFAULT_VIDEO_MODE.colorEncoding = color_encoding;</text:p>
      <text:p text:style-name="P49"><text:s text:c="2"/>DEFAULT_VIDEO_MODE.timeDecimation = time_decimation;</text:p>
      <text:p text:style-name="P49"><text:s text:c="2"/>DEFAULT_VIDEO_MODE.codingBitrate = bitrate;</text:p>
      <text:p text:style-name="P49"><text:s text:c="2"/>DEFAULT_VIDEO_MODE.captureVideoDataFormat=raw_pixel_format;</text:p>
      <text:p text:style-name="P49"><text:s text:c="2"/>DEFAULT_VIDEO_MODE.vertShift = vert_shift;</text:p>
      <text:p text:style-name="P49"/>
      <text:p text:style-name="P49"><text:s text:c="2"/>VideoMode_calculateParameters(&amp;DEFAULT_VIDEO_MODE);</text:p>
      <text:p text:style-name="P49"/>
      <text:p text:style-name="P49"><text:s text:c="2"/>//############## <text:s/>MjpgDrv mjpgDrv; ##################################</text:p>
      <text:p text:style-name="P49"><text:s text:c="2"/>if (MjpgDrv_ctor(&amp;mjpgDrv) != CTOR_OK)</text:p>
      <text:p text:style-name="P49"><text:s text:c="4"/>goto exitUnmapDmaRam;</text:p>
      <text:p text:style-name="P49"/>
      <text:p text:style-name="P49"/>
      <text:p text:style-name="P49"><text:s text:c="2"/>//############## Register driver for major device number ############</text:p>
      <text:p text:style-name="P49"><text:s text:c="2"/>if (register_chrdev(mjpgMajor, "LML33", &amp;mjpgDrv.fileOps)&lt;0)</text:p>
      <text:p text:style-name="P49"><text:s text:c="2"/>{</text:p>
      <text:p text:style-name="P49"><text:s text:c="4"/>prInfo(0x3f,"can't get major %d\n",mjpgMajor);</text:p>
      <text:p text:style-name="P49"><text:s text:c="4"/>goto exitDtorMjpgDrv;</text:p>
      <text:p text:style-name="P49"><text:s text:c="2"/>}</text:p>
      <text:p text:style-name="P49"/>
      <text:p text:style-name="P49">#ifdef LPRTOOLDEBUG</text:p>
      <text:p text:style-name="P49"><text:s text:c="3"/>if (check_region(lprDATA,4))</text:p>
      <text:p text:style-name="P49"><text:s text:c="3"/>{</text:p>
      <text:p text:style-name="P49"><text:s text:c="5"/>prInfo(0x40,"can't get I/O address 0x%x\n",lprDATA);</text:p>
      <text:p text:style-name="P49"><text:s text:c="5"/>goto exitDtorMjpgDrv;</text:p>
      <text:p text:style-name="P49"><text:s text:c="3"/>}</text:p>
      <text:p text:style-name="P49"><text:s text:c="2"/>request_region(lprDATA,4,"lml33_pp");</text:p>
      <text:p text:style-name="P49"/>
      <text:p text:style-name="P49"><text:s text:c="2"/>lprOut(0xAA);</text:p>
      <text:p text:style-name="P49">#endif</text:p>
      <text:p text:style-name="P49"/>
      <text:p text:style-name="P49"><text:soft-page-break/><text:s text:c="2"/>prInfo(0x41,"Installed\n"); </text:p>
      <text:p text:style-name="P49"><text:s text:c="2"/>return 0; </text:p>
      <text:p text:style-name="P49"/>
      <text:p text:style-name="P49">//################ Abnormal Termination ########################//</text:p>
      <text:p text:style-name="P49">// <text:s text:c="5"/>To GOTO or not to GOTO - that is a question <text:s text:c="12"/>//</text:p>
      <text:p text:style-name="P49">//##############################################################//</text:p>
      <text:p text:style-name="P49"><text:s text:c="2"/>exitDtorMjpgDrv:</text:p>
      <text:p text:style-name="P49"><text:s text:c="2"/>MjpgDrv_dtor(&amp;mjpgDrv);</text:p>
      <text:p text:style-name="P49"><text:s text:c="2"/>exitUnmapDmaRam:</text:p>
      <text:p text:style-name="P49"><text:s text:c="2"/>vfree(lml33DmaRam);</text:p>
      <text:p text:style-name="P49"><text:s text:c="2"/>exitWithError:</text:p>
      <text:p text:style-name="P49"><text:s text:c="2"/>return -EBUSY;</text:p>
      <text:p text:style-name="P49">}</text:p>
      <text:p text:style-name="P49"/>
      <text:p text:style-name="P49">void cleanup_module(void) <text:s/></text:p>
      <text:p text:style-name="P49">{ </text:p>
      <text:p text:style-name="P49"><text:s text:c="2"/>prInfo(0x42,"Motion JPEG driver " MJPG_VERSION " uninstalled\n"); </text:p>
      <text:p text:style-name="P49">#ifdef LPRTOOLDEBUG</text:p>
      <text:p text:style-name="P49"><text:s text:c="2"/>release_region(lprDATA,4);</text:p>
      <text:p text:style-name="P49">#endif</text:p>
      <text:p text:style-name="P49"><text:s text:c="2"/>unregister_chrdev(mjpgMajor, "LML33");</text:p>
      <text:p text:style-name="P49"><text:s text:c="2"/>MjpgDrv_dtor(&amp;mjpgDrv);</text:p>
      <text:p text:style-name="P49"><text:s text:c="2"/>vfree(lml33DmaRam);</text:p>
      <text:p text:style-name="P4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 Leonov</meta:initial-creator>
    <meta:creation-date>2015-02-12T23:48:41.004393439</meta:creation-date>
    <dc:date>2015-02-14T03:17:46.926265775</dc:date>
    <dc:creator>Vassili Leonov</dc:creator>
    <meta:editing-duration>PT9M48S</meta:editing-duration>
    <meta:editing-cycles>3</meta:editing-cycles>
    <meta:generator>LibreOffice/4.1.0.4$Linux_x86 LibreOffice_project/89ea49ddacd9aa532507cbf852f2bb22b1ace28</meta:generator>
    <meta:document-statistic meta:table-count="0" meta:image-count="0" meta:object-count="0" meta:page-count="13" meta:paragraph-count="410" meta:word-count="2280" meta:character-count="19197" meta:non-whitespace-character-count="16128"/>
  </office:meta>
</office:document-meta>
</file>